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top="0.106cm" fo:margin-bottom="0.106cm" loext:contextual-spacing="false" fo:padding="0cm" fo:border="none"/>
    </style:style>
    <style:style style:name="P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officeooo:paragraph-rsid="000cec95"/>
    </style:style>
    <style:style style:name="P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officeooo:rsid="000f32cd" officeooo:paragraph-rsid="000f32c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00cec95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00d9e82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rsid="000d9e82" officeooo:paragraph-rsid="000d9e82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0cec95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cec95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3" style:family="text">
      <style:text-properties fo:font-variant="normal" fo:text-transform="none" fo:color="#1d1c1d" style:font-name="Slack-Lato" fo:font-size="9.75pt" fo:letter-spacing="normal" fo:font-style="normal" fo:font-weight="normal"/>
    </style:style>
    <style:style style:name="T4" style:family="text">
      <style:text-properties fo:font-variant="normal" fo:text-transform="none" fo:color="#1d1c1d" style:font-name="Slack-Lato" fo:font-size="9.75pt" fo:letter-spacing="normal" fo:font-style="normal" fo:font-weight="normal" officeooo:rsid="000d9e82"/>
    </style:style>
    <style:style style:name="T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e01e5a" style:font-name="Slack-Lato" fo:font-size="11.25pt" fo:letter-spacing="normal" fo:font-style="normal" fo:font-weight="normal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7" style:family="text">
      <style:text-properties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etting up Object Detection</text:span></text:p>
      <text:p text:style-name="P4"><text:span text:style-name="T1">DRAFT </text:span><text:span text:style-name="T4">As posted in slack on 2020-09-24</text:span></text:p>
      <text:p text:style-name="P3"><text:span text:style-name="T1">You have to do this in the terminal</text:span></text:p>
      <text:p text:style-name="P3"><text:span text:style-name="T1">And inside your conda donkey environment</text:span></text:p>
      <text:p text:style-name="P3"><text:span text:style-name="T1">remember conda activate donkey</text:span></text:p>
      <text:p text:style-name="P3"><text:span text:style-name="T1">Warning I estimate this uses around 500MB of download</text:span></text:p>
      <text:p text:style-name="P3"><text:span text:style-name="T1">Later it downloads the model and its 800MB</text:span></text:p>
      <text:p text:style-name="P3"><text:span text:style-name="T1">I suggest your current directory be projects <text:line-break/>that's where I did this</text:span></text:p>
      <text:p text:style-name="P3"><text:span text:style-name="T1">Your current directory is important</text:span></text:p>
      <text:p text:style-name="P3"><text:span text:style-name="T1">The last step is long. Warning the last step installs tensorflow 2.3.0</text:span></text:p>
      <text:p text:style-name="P3"><text:span text:style-name="T1">If you have a GPU I'm not sure if it will change your tesorflow-gpu</text:span></text:p>
      <text:p text:style-name="P3"><text:span text:style-name="T1">suggest check your version after<text:line-break/>with </text:span><text:span text:style-name="Source_20_Text"><text:span text:style-name="T6">conda list</text:span></text:span></text:p>
      <text:p text:style-name="P1">git clone --depth 1 <text:a xlink:type="simple" xlink:href="https://github.com/tensorflow/models" office:target-frame-name="_blank" xlink:show="new" text:style-name="Internet_20_link" text:visited-style-name="Visited_20_Internet_20_Link"><text:span text:style-name="T7">https://github.com/tensorflow/models</text:span></text:a>sudo apt install protobuf-compilercd models/research/</text:p>
      <text:p text:style-name="P2">protoc object_detection/protos/*.proto --python_out=.cp object_detection/packages/tf2/setup.py .python3 -m pip install .</text:p>
      <text:p text:style-name="P2"/>
      <text:p text:style-name="P8">(changed python to python3 above)</text:p>
      <text:p text:style-name="P8">Does it say? Successfully installed ....... object-detection ....…</text:p>
      <text:p text:style-name="P8">Pull OUR repository and merge folders with other repos</text:p>
      <text:p text:style-name="P8">in stop_sign_detector.pyin did this with --- replaced,</text:p>
      <text:p text:style-name="P1"># dir_path = os.path.dirname(os.path.realpath(__file__))</text:p>
      <text:p text:style-name="P2">PATH_TO_LABELS = '---/COMP3888/projects/models/research/object_detection/data/mscoco_label_map.pbtxt'</text:p>
      <text:p text:style-name="P2"/>
      <text:p text:style-name="P9"><text:span text:style-name="T1">in myconfig.py<text:line-break/>STOP_SIGN_DETECTOR = True-- your choice<text:line-break/>DONKEY_GYM_ENV_NAME = "donkey-roboracingleague_1-track-v0"</text:span></text:p>
      <text:p text:style-name="P9"><text:span text:style-name="T1">Suggest caching the model below<text:line-break/>suggest </text:span><text:a xlink:type="simple" xlink:href="https://www.tensorflow.org/hub/caching" office:target-frame-name="_blank" xlink:show="new" text:style-name="Internet_20_link" text:visited-style-name="Visited_20_Internet_20_Link"><text:span text:style-name="T5">https://www.tensorflow.org/hub/caching</text:span></text:a><text:span text:style-name="T1"><text:line-break/>not sure if should do this 1st or not read on</text:span></text:p>
      <text:p text:style-name="P9"><text:span text:style-name="T1">then python3 manage.py -driveit will download the model (800MB) it says, don't stop it.</text:span></text:p>
      <text:p text:style-name="P1"><text:soft-page-break/>INFO:absl:Downloading <text:a xlink:type="simple" xlink:href="https://tfhub.dev/tensorflow/centernet/hourglass_512x512_kpts/1" office:target-frame-name="_blank" xlink:show="new" text:style-name="Internet_20_link" text:visited-style-name="Visited_20_Internet_20_Link"><text:span text:style-name="T7">https://tfhub.dev/tensorflow/centernet/hourglass_512x512_kpts/1</text:span></text:a>: </text:p>
      <text:p text:style-name="P1"/>
      <text:p text:style-name="P5"><text:span text:style-name="T1">by default it is cached in /tmp/tfhub_modules/ for next time you drive it<text:line-break/></text:span></text:p>
      <text:p text:style-name="P5"><text:span text:style-name="T1">But will probably be cleared if you restart or turn off<text:line-break/></text:span></text:p>
      <text:p text:style-name="P5"><text:span text:style-name="T1">Unless you set a cache folder suggested above.<text:line-break/></text:span></text:p>
      <text:p text:style-name="P6"><text:span text:style-name="T1">Suggest you back it up.</text:span></text:p>
      <text:p text:style-name="P6"><text:span text:style-name="T1">then I think you should be able to drive and images of objects detected will be saved in /tmp/</text:span></text:p>
      <text:p text:style-name="P6"><text:span text:style-name="T1"/></text:p>
      <text:p text:style-name="P6"><text:span text:style-name="T1">--------------------</text:span></text:p>
      <text:p text:style-name="P6"><text:span text:style-name="T1"/></text:p>
      <text:p text:style-name="P6"><text:span text:style-name="T1">If you have use CPU for tensorflow and its lagging increase the number below.If you have a GPU and tensorflow-gpu installed</text:span></text:p>
      <text:p text:style-name="P6"><text:span text:style-name="T1">then note this line in stop_sign_detector.py</text:span></text:p>
      <text:p text:style-name="P6"><text:span text:style-name="Source_20_Text"><text:span text:style-name="T2"/></text:span></text:p>
      <text:p text:style-name="P6"><text:span text:style-name="Source_20_Text"><text:span text:style-name="T6">if img_arr is None or image_count % 100 != 0:</text:span></text:span></text:p>
      <text:p text:style-name="P6"><text:span text:style-name="Source_20_Text"><text:span text:style-name="T6"/></text:span></text:p>
      <text:p text:style-name="P6"><text:span text:style-name="T1">its only analysing every 100th image because CPU is slow</text:span></text:p>
      <text:p text:style-name="P6"><text:span text:style-name="T1">see how low you can reduce 100 to before it starts lagging</text:span></text:p>
      <text:p text:style-name="P6"><text:span text:style-name="T1">try 50 or 20then increase it to make sure it doesn't lag.in the real world every 100th image is probably not safe or good enough.</text:span></text:p>
      <text:p text:style-name="P6"><text:span text:style-name="T1">in real life we need it to identify fast maybe even 10.</text:span></text:p>
      <text:p text:style-name="P6"><text:span text:style-name="T3"/></text:p>
      <text:p text:style-name="P7"><text:span text:style-name="T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3:39:34.444675428</meta:creation-date>
    <dc:date>2020-10-04T23:52:32.913053334</dc:date>
    <meta:editing-duration>PT1M47S</meta:editing-duration>
    <meta:editing-cycles>1</meta:editing-cycles>
    <meta:document-statistic meta:table-count="0" meta:image-count="0" meta:object-count="0" meta:page-count="2" meta:paragraph-count="37" meta:word-count="351" meta:character-count="2382" meta:non-whitespace-character-count="2066"/>
    <meta:generator>LibreOffice/6.4.5.2$Linux_X86_64 LibreOffice_project/40$Build-2</meta:generator>
  </office:meta>
</office:document-meta>
</file>